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D000000288D2B9FA8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cm" svg:height="13.1cm" svg:x="1.6cm" svg:y="2.7cm">
          <draw:image xlink:href="Pictures/10000201000004D000000288D2B9FA84.png" xlink:type="simple" xlink:show="embed" xlink:actuate="onLoad">
            <text:p/>
          </draw:image>
        </draw:frame>
        <draw:frame draw:style-name="gr2" draw:layer="layout" svg:width="24.878cm" svg:height="1.673cm" svg:x="2.3cm" svg:y="17.127cm">
          <draw:text-box>
            <text:p>Leaving the number of people field empty and clicking on create gave a print statement</text:p>
            <text:p>Of 'Please enter a valid number'. The booking was not crea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39:11.748000000</dc:date>
    <meta:editing-duration>PT7M54S</meta:editing-duration>
    <meta:editing-cycles>4</meta:editing-cycles>
    <meta:generator>LibreOffice/4.3.2.2$Windows_x86 LibreOffice_project/edfb5295ba211bd31ad47d0bad0118690f76407d</meta:generator>
    <meta:document-statistic meta:object-count="2"/>
  </office:meta>
</office:document-meta>
</file>